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df1" officeooo:paragraph-rsid="00195df1"/>
    </style:style>
    <style:style style:name="P2" style:family="paragraph" style:parent-style-name="Standard">
      <style:text-properties fo:font-size="11pt" fo:font-weight="bold" officeooo:rsid="001a4bf0" officeooo:paragraph-rsid="001a4bf0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abb62" officeooo:paragraph-rsid="001abb6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0pt" officeooo:rsid="001a4bf0" officeooo:paragraph-rsid="001a4bf0" style:font-size-asian="10pt" style:font-size-complex="10pt"/>
    </style:style>
    <style:style style:name="P5" style:family="paragraph" style:parent-style-name="Standard">
      <style:text-properties fo:font-size="10pt" officeooo:rsid="001a4bf0" officeooo:paragraph-rsid="001abb62" style:font-size-asian="10pt" style:font-size-complex="10pt"/>
    </style:style>
    <style:style style:name="P6" style:family="paragraph" style:parent-style-name="Standard">
      <style:text-properties fo:font-size="10pt" officeooo:rsid="001abb62" officeooo:paragraph-rsid="001abb62" style:font-size-asian="10pt" style:font-size-complex="10pt"/>
    </style:style>
    <style:style style:name="P7" style:family="paragraph" style:parent-style-name="Standard">
      <style:text-properties fo:font-size="10pt" officeooo:rsid="001c7681" officeooo:paragraph-rsid="001c7681" style:font-size-asian="10pt" style:font-size-complex="10pt"/>
    </style:style>
    <style:style style:name="P8" style:family="paragraph" style:parent-style-name="Standard">
      <style:text-properties fo:font-size="10pt" officeooo:rsid="001d082c" officeooo:paragraph-rsid="001d082c" style:font-size-asian="10pt" style:font-size-complex="10pt"/>
    </style:style>
    <style:style style:name="P9" style:family="paragraph" style:parent-style-name="Standard">
      <style:text-properties fo:font-size="10pt" officeooo:rsid="001f958b" officeooo:paragraph-rsid="001f958b" style:font-size-asian="10pt" style:font-size-complex="10pt"/>
    </style:style>
    <style:style style:name="T1" style:family="text">
      <style:text-properties officeooo:rsid="001abb62"/>
    </style:style>
    <style:style style:name="T2" style:family="text">
      <style:text-properties officeooo:rsid="001c7681"/>
    </style:style>
    <style:style style:name="T3" style:family="text">
      <style:text-properties officeooo:rsid="001d082c"/>
    </style:style>
    <style:style style:name="T4" style:family="text">
      <style:text-properties officeooo:rsid="0020c3e9"/>
    </style:style>
    <style:style style:name="T5" style:family="text">
      <style:text-properties officeooo:rsid="0021d5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bay :</text:p>
      <text:p text:style-name="P1">raffinamento requisiti :</text:p>
      <text:p text:style-name="P1"/>
      <text:p text:style-name="P2">1. req. Utenti :</text:p>
      <text:p text:style-name="P4"><text:tab/>1.1. Username (univoco)</text:p>
      <text:p text:style-name="P4"><text:tab/>1.2. Data registrazione : DataOra</text:p>
      <text:p text:style-name="P6"><text:tab/>1.3. I post che hanno pubblicato (v. req. 3)</text:p>
      <text:p text:style-name="P7"><text:tab/>1.4. I post compraSubito che hanno acquistato (v. req. 3.5)</text:p>
      <text:p text:style-name="P7"><text:tab/>1.5. Le aste a cui hanno inviato bid (v. req. 3.4) </text:p>
      <text:p text:style-name="P4"/>
      <text:p text:style-name="P2">2. <text:span text:style-name="T1">req. </text:span>Oggetti in vendita :</text:p>
      <text:p text:style-name="P4"><text:tab/>2.1. <text:span text:style-name="T3">Se nuovo :</text:span></text:p>
      <text:p text:style-name="P8"><text:tab/><text:tab/>2.1.1. Il numero di anni di garanzia : Intero &gt;= 2</text:p>
      <text:p text:style-name="P8"><text:tab/>2.2. Se usato :</text:p>
      <text:p text:style-name="P8"><text:tab/><text:tab/>2.2.1. Numero di anni di garanzia : Intero &gt;= 0</text:p>
      <text:p text:style-name="P8"><text:tab/><text:tab/>2.2.2. Le condizioni (Ottimo, Buono, Discreto, Da sistemare)</text:p>
      <text:p text:style-name="P4"/>
      <text:p text:style-name="P2">3. req. Post :</text:p>
      <text:p text:style-name="P4"><text:tab/>3.1. Descrizione : Stringa</text:p>
      <text:p text:style-name="P4"><text:tab/>3.2. Categoria</text:p>
      <text:p text:style-name="P5"><text:tab/><text:tab/>3.2.1. Nome : String<text:span text:style-name="T1">a</text:span></text:p>
      <text:p text:style-name="P5"><text:span text:style-name="T1"><text:tab/>3.3. Metodo di pagamento (bonifico o carta credito)</text:span></text:p>
      <text:p text:style-name="P6"><text:tab/>3.4. Asta :</text:p>
      <text:p text:style-name="P6"><text:tab/><text:tab/>3.4.1. Prezzo iniziale : Reale &gt;= <text:s/>0</text:p>
      <text:p text:style-name="P6"><text:tab/><text:tab/>3.4.2. Ammontare dei rialzi : Reale &gt; 0</text:p>
      <text:p text:style-name="P6"><text:tab/><text:tab/>3.4.3. Istante di scadenza : DataOra</text:p>
      <text:p text:style-name="P7"><text:tab/><text:tab/>3.4.4. Bidder (v. req. 4)</text:p>
      <text:p text:style-name="P7"><text:tab/><text:tab/>3.4.5. Prezzo <text:span text:style-name="T3">dato momento </text:span>(calcolabile (operazione))</text:p>
      <text:p text:style-name="P8"><text:tab/><text:tab/>3.4.6. Ultimo bid (v. req. 4)</text:p>
      <text:p text:style-name="P8"><text:tab/><text:tab/>3.4.7. Utente che si aggiudica l’asta (v. req. 1)</text:p>
      <text:p text:style-name="P6"><text:tab/>3.5. Se comprato subito :</text:p>
      <text:p text:style-name="P6"><text:tab/><text:tab/>3.5.1. Prezzo vendita : Reale &gt; 0</text:p>
      <text:p text:style-name="P7"><text:tab/><text:tab/>3.5.2. Acquirente (v. req. 1) colui che ha acquistato per primo</text:p>
      <text:p text:style-name="P6"><text:tab/>3.6. Utente che pubblica (v. req. 1)</text:p>
      <text:p text:style-name="P6"><text:tab/>3.7. Oggetto (v. req. 2)</text:p>
      <text:p text:style-name="P6"/>
      <text:p text:style-name="P3">4. req. <text:span text:style-name="T2">Bidder :</text:span></text:p>
      <text:p text:style-name="P7"><text:tab/>4.1. Istante : DataOra</text:p>
      <text:p text:style-name="P7"><text:tab/>4.2. Bidder (v. req. 1)</text:p>
      <text:p text:style-name="P6"/>
      <text:p text:style-name="P6"/>
      <text:p text:style-name="P3">999. Il sistema deve permettere algi utenti di:</text:p>
      <text:p text:style-name="P6"><text:tab/>999.1. pubblicare post per oggetti in vendita con o senza asta</text:p>
      <text:p text:style-name="P8"><text:tab/>999.2. Proporre un nuovo bid per oggetto in vendita tramite asta, oppure procedere all’acquisto di un oggetto messo in vendita con <text:tab/>la modalita comproSubit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Specifica dei tipi di dato:</text:p>
      <text:p text:style-name="P9"/>
      <text:p text:style-name="P9"/>
      <text:p text:style-name="P9">Specificsa delle classi : <text:span text:style-name="T5">V = vincolo</text:span></text:p>
      <text:p text:style-name="P9"/>
      <text:p text:style-name="P9"><text:tab/>Specifica classe Bid :</text:p>
      <text:p text:style-name="P9"><text:tab/><text:tab/>[V.Bid.istanteMaggioreDiRegistrazione] Gli utenti devono registrarsi prima di proporre bid.</text:p>
      <text:p text:style-name="P9"><text:tab/><text:tab/>Per ogni b:Bid sia u:Utente tale che (b, u) : bid_ut allora deve essere che b.istante &gt; u.registrazione.</text:p>
      <text:p text:style-name="P9"/>
      <text:p text:style-name="P9"><text:tab/><text:tab/><text:span text:style-name="T4">[V.Bid.istanteTraPubblicazioneScadenza] L’istante dei bid devono essere tra la pubblicazione e la scadenza dell’asta.</text:span></text:p>
      <text:p text:style-name="P9"><text:tab/><text:tab/><text:span text:style-name="T4">Per ogni b:Bid sia a:Asta tale che (a,b):asta_bid deve essere che a.pubblicazione &lt; b.istante &lt; a.scadenza</text:span></text:p>
      <text:p text:style-name="P9"/>
      <text:p text:style-name="P9"><text:tab/>Specifica della classe PostOggetto :</text:p>
      <text:p text:style-name="P9"><text:tab/><text:tab/>[V.postOggetto.pubblicazioneMaggioreRegistrazione] Un post deve essere pubblicato da un utente già registrato</text:p>
      <text:p text:style-name="P9"><text:tab/><text:tab/>Per ogni p.PostOggetto sia u:Utente tale che (u,p):pubblica <text:span text:style-name="T4">deve essere che p.pubblicazione &gt; u.registrazione.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1:56:11.933057588</meta:creation-date>
    <dc:date>2025-05-07T13:46:22.213543150</dc:date>
    <meta:editing-duration>PT16M2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355" meta:character-count="2199" meta:non-whitespace-character-count="1831"/>
  </office:meta>
</office:document-meta>
</file>